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48415e">1. orgバッファを評価</text:a></text:p>
          <text:p text:style-name="Contents_20_1"><text:a xlink:type="simple" xlink:href="#org40ad466">2. ユーティリティ関数</text:a></text:p>
          <text:p text:style-name="Contents_20_2"><text:a xlink:type="simple" xlink:href="#orgc77c97f">2.1. サボっていると Kyoko さんに怒られる</text:a></text:p>
          <text:p text:style-name="Contents_20_2"><text:a xlink:type="simple" xlink:href="#org6528b31">2.2. org-buffer を dokuwiki 形式に変換し，kill-ring に格納</text:a></text:p>
          <text:p text:style-name="Contents_20_2"><text:a xlink:type="simple" xlink:href="#org88681f3">2.3. コンソールでカレントバッファのあるディレクトリに移動する</text:a></text:p>
          <text:p text:style-name="Contents_20_2"><text:a xlink:type="simple" xlink:href="#orga4544df">2.4. ファイルに含まれるテーブルを使って定時にアラートを表示する</text:a></text:p>
          <text:p text:style-name="Contents_20_2"><text:a xlink:type="simple" xlink:href="#orgb8244f9">2.5. 頻繁に利用するファイルをring形式でたどる</text:a></text:p>
          <text:p text:style-name="Contents_20_2"><text:a xlink:type="simple" xlink:href="#org91220f1">2.6. 引数のorgバッファを開く</text:a></text:p>
          <text:p text:style-name="Contents_20_2"><text:a xlink:type="simple" xlink:href="#orgdd5b728">2.7. orgバッファにいつものヘッダを追加する</text:a></text:p>
          <text:p text:style-name="Contents_20_2"><text:a xlink:type="simple" xlink:href="#orgdc6c8cd">2.8. 議事録ひな形を書き入れる</text:a></text:p>
          <text:p text:style-name="Contents_20_2"><text:a xlink:type="simple" xlink:href="#org9522e84">2.9. ランダムの文字列を取得する</text:a></text:p>
          <text:p text:style-name="Contents_20_2"><text:a xlink:type="simple" xlink:href="#org2e49e61">2.10. Auto-install をセットアップする</text:a></text:p>
          <text:p text:style-name="Contents_20_2"><text:a xlink:type="simple" xlink:href="#org40fa631">2.11. 行頭に" - "を挿入する</text:a></text:p>
          <text:p text:style-name="Contents_20_2"><text:a xlink:type="simple" xlink:href="#org315062c">2.12. <text:span text:style-name="OrgTodo">TODO</text:span> " - "と" - [ ] "をサイクルさせる</text:a></text:p>
          <text:p text:style-name="Contents_20_2"><text:a xlink:type="simple" xlink:href="#org684d6cf">2.13. <text:span text:style-name="OrgTodo">TODO</text:span> リージョン内のブリッツを操作する</text:a></text:p>
          <text:p text:style-name="Contents_20_2"><text:a xlink:type="simple" xlink:href="#orgb778d11">2.14. 日付などを簡単に挿入する</text:a></text:p>
          <text:p text:style-name="Contents_20_3"><text:a xlink:type="simple" xlink:href="#orgdbecedf">2.14.1. キーバインド</text:a></text:p>
          <text:p text:style-name="Contents_20_2"><text:a xlink:type="simple" xlink:href="#org8d08baf">2.15. XHTMLを利用したガントチャート生成</text:a></text:p>
          <text:p text:style-name="Contents_20_2"><text:a xlink:type="simple" xlink:href="#orgdf576e2">2.16. 定期実行関数</text:a></text:p>
          <text:p text:style-name="Contents_20_2"><text:a xlink:type="simple" xlink:href="#org16427b5">2.17. ブラウザの設定</text:a></text:p>
          <text:p text:style-name="Contents_20_2"><text:a xlink:type="simple" xlink:href="#org69a759e">2.18. ミニバッファに日時を表示</text:a></text:p>
          <text:p text:style-name="Contents_20_2"><text:a xlink:type="simple" xlink:href="#org96eb1cf">2.19. バックアップファイルの削除</text:a></text:p>
          <text:p text:style-name="Contents_20_2"><text:a xlink:type="simple" xlink:href="#orgff11662">2.20. chomp</text:a></text:p>
          <text:p text:style-name="Contents_20_2"><text:a xlink:type="simple" xlink:href="#org5feca8e">2.21. iTerm2.app を呼び出す関数</text:a></text:p>
          <text:p text:style-name="Contents_20_2"><text:a xlink:type="simple" xlink:href="#orgff7c4ba">2.22. lingr にログインする</text:a></text:p>
          <text:p text:style-name="Contents_20_2"><text:a xlink:type="simple" xlink:href="#orgbeaaf29">2.23. 特定のファイルを Dropbox 以下にバックアップする</text:a></text:p>
          <text:p text:style-name="Contents_20_2"><text:a xlink:type="simple" xlink:href="#org2c68d9d">2.24. ゴミ箱を空にする <text:span text:style-name="OrgTags">[<text:span text:style-name="OrgTag">Mac</text:span>]</text:span></text:a></text:p>
          <text:p text:style-name="Contents_20_2"><text:a xlink:type="simple" xlink:href="#org20493bb">2.25. その他</text:a></text:p>
          <text:p text:style-name="Contents_20_1"><text:a xlink:type="simple" xlink:href="#org644b2c6">3. 未設定／テスト中</text:a></text:p>
          <text:p text:style-name="Contents_20_2"><text:a xlink:type="simple" xlink:href="#orge0611a9">3.1. byte-compile の警告を抑制する</text:a></text:p>
          <text:p text:style-name="Contents_20_2"><text:a xlink:type="simple" xlink:href="#org17b88c4">3.2. [window-resizer.el] 分割したウィンドウサイズを変更する</text:a></text:p>
          <text:p text:style-name="Contents_20_2"><text:a xlink:type="simple" xlink:href="#orge6abf07">3.3. [idle-requie]</text:a></text:p>
          <text:p text:style-name="Contents_20_2"><text:a xlink:type="simple" xlink:href="#orgbbbd6bc">3.4. [pdf-preview]</text:a></text:p>
          <text:p text:style-name="Contents_20_2"><text:a xlink:type="simple" xlink:href="#org1b2d8ae">3.5. [EasyPG]</text:a></text:p>
          <text:p text:style-name="Contents_20_2"><text:a xlink:type="simple" xlink:href="#org6dfd408">3.6. [eblook]</text:a></text:p>
          <text:p text:style-name="Contents_20_2"><text:a xlink:type="simple" xlink:href="#org7053f20">3.7. [iBuffer]</text:a></text:p>
          <text:p text:style-name="Contents_20_2"><text:a xlink:type="simple" xlink:href="#orgba9f9bf">3.8. UUID をファイル名にして所定のディレクトリにコピー／移動</text:a></text:p>
          <text:p text:style-name="Contents_20_2"><text:a xlink:type="simple" xlink:href="#org8e32e30">3.9. キーバインド</text:a></text:p>
          <text:p text:style-name="Contents_20_1"><text:a xlink:type="simple" xlink:href="#orgbdef53c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048415e"/>
<text:bookmark text:name="org048415e"/>orgバッファを評価
<text:bookmark-end text:name="OrgXref.org048415e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40ad466"/>
<text:bookmark text:name="org40ad466"/>ユーティリティ関数
<text:bookmark-end text:name="OrgXref.org40ad466"/></text:h>
      <text:h text:style-name="Heading_20_2" text:outline-level="2" text:is-list-header="false">
<text:bookmark-start text:name="OrgXref.orgc77c97f"/>
<text:bookmark text:name="orgc77c97f"/>サボっていると Kyoko さんに怒られる
<text:bookmark-end text:name="OrgXref.orgc77c97f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6528b31"/>
<text:bookmark text:name="org6528b31"/>org-buffer を dokuwiki 形式に変換し，kill-ring に格納
<text:bookmark-end text:name="OrgXref.org6528b31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88681f3"/>
<text:bookmark text:name="org88681f3"/>コンソールでカレントバッファのあるディレクトリに移動する
<text:bookmark-end text:name="OrgXref.org88681f3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a4544df"/>
<text:bookmark text:name="orga4544df"/>ファイルに含まれるテーブルを使って定時にアラートを表示する
<text:bookmark-end text:name="OrgXref.orga4544df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b8244f9"/>
<text:bookmark text:name="orgb8244f9"/>頻繁に利用するファイルをring形式でたどる
<text:bookmark-end text:name="OrgXref.orgb8244f9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91220f1"/>
<text:bookmark text:name="org91220f1"/>引数のorgバッファを開く
<text:bookmark-end text:name="OrgXref.org91220f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dd5b728"/>
<text:bookmark text:name="orgdd5b728"/>orgバッファにいつものヘッダを追加する
<text:bookmark-end text:name="OrgXref.orgdd5b72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dc6c8cd"/>
<text:bookmark text:name="orgdc6c8cd"/>議事録ひな形を書き入れる
<text:bookmark-end text:name="OrgXref.orgdc6c8c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9522e84"/>
<text:bookmark text:name="org9522e84"/>ランダムの文字列を取得する
<text:bookmark-end text:name="OrgXref.org9522e84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2e49e61"/>
<text:bookmark text:name="org2e49e61"/>Auto-install をセットアップする
<text:bookmark-end text:name="OrgXref.org2e49e61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40fa631"/>
<text:bookmark text:name="org40fa631"/>行頭に" - "を挿入する
<text:bookmark-end text:name="OrgXref.org40fa63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315062c"/>
<text:bookmark text:name="org315062c"/><text:span text:style-name="OrgTodo">TODO</text:span> " - "と" - [ ] "をサイクルさせる
<text:bookmark-end text:name="OrgXref.org315062c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684d6cf"/>
<text:bookmark text:name="org684d6cf"/><text:span text:style-name="OrgTodo">TODO</text:span> リージョン内のブリッツを操作する
<text:bookmark-end text:name="OrgXref.org684d6c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b778d11"/>
<text:bookmark text:name="orgb778d11"/>日付などを簡単に挿入する
<text:bookmark-end text:name="OrgXref.orgb778d11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dbecedf"/>
<text:bookmark text:name="orgdbecedf"/>キーバインド
<text:bookmark-end text:name="OrgXref.orgdbecedf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8d08baf"/>
<text:bookmark text:name="org8d08baf"/>XHTMLを利用したガントチャート生成
<text:bookmark-end text:name="OrgXref.org8d08baf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df576e2"/>
<text:bookmark text:name="orgdf576e2"/>定期実行関数
<text:bookmark-end text:name="OrgXref.orgdf576e2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16427b5"/>
<text:bookmark text:name="org16427b5"/>ブラウザの設定
<text:bookmark-end text:name="OrgXref.org16427b5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69a759e"/>
<text:bookmark text:name="org69a759e"/>ミニバッファに日時を表示
<text:bookmark-end text:name="OrgXref.org69a759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96eb1cf"/>
<text:bookmark text:name="org96eb1cf"/>バックアップファイルの削除
<text:bookmark-end text:name="OrgXref.org96eb1cf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ff11662"/>
<text:bookmark text:name="orgff11662"/>chomp
<text:bookmark-end text:name="OrgXref.orgff11662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5feca8e"/>
<text:bookmark text:name="org5feca8e"/>iTerm2.app を呼び出す関数
<text:bookmark-end text:name="OrgXref.org5feca8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ff7c4ba"/>
<text:bookmark text:name="orgff7c4ba"/>lingr にログインする
<text:bookmark-end text:name="OrgXref.orgff7c4ba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beaaf29"/>
<text:bookmark text:name="orgbeaaf29"/>特定のファイルを Dropbox 以下にバックアップする
<text:bookmark-end text:name="OrgXref.orgbeaaf29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2c68d9d"/>
<text:bookmark text:name="org2c68d9d"/>ゴミ箱を空にする<text:tab/><text:span text:style-name="OrgTags">[<text:span text:style-name="OrgTag">Mac</text:span>]</text:span>
<text:bookmark-end text:name="OrgXref.org2c68d9d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20493bb"/>
<text:bookmark text:name="org20493bb"/>その他
<text:bookmark-end text:name="OrgXref.org20493bb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644b2c6"/>
<text:bookmark text:name="org644b2c6"/>未設定／テスト中
<text:bookmark-end text:name="OrgXref.org644b2c6"/></text:h>
      <text:h text:style-name="Heading_20_2" text:outline-level="2" text:is-list-header="false">
<text:bookmark-start text:name="OrgXref.orge0611a9"/>
<text:bookmark text:name="orge0611a9"/>byte-compile の警告を抑制する
<text:bookmark-end text:name="OrgXref.orge0611a9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17b88c4"/>
<text:bookmark text:name="org17b88c4"/>[window-resizer.el] 分割したウィンドウサイズを変更する
<text:bookmark-end text:name="OrgXref.org17b88c4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e6abf07"/>
<text:bookmark text:name="orge6abf07"/>[idle-requie]
<text:bookmark-end text:name="OrgXref.orge6abf07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bbbd6bc"/>
<text:bookmark text:name="orgbbbd6bc"/>[pdf-preview]
<text:bookmark-end text:name="OrgXref.orgbbbd6bc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1b2d8ae"/>
<text:bookmark text:name="org1b2d8ae"/>[EasyPG]
<text:bookmark-end text:name="OrgXref.org1b2d8ae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6dfd408"/>
<text:bookmark text:name="org6dfd408"/>[eblook]
<text:bookmark-end text:name="OrgXref.org6dfd408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7053f20"/>
<text:bookmark text:name="org7053f20"/>[iBuffer]
<text:bookmark-end text:name="OrgXref.org7053f20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ba9f9bf"/>
<text:bookmark text:name="orgba9f9bf"/>UUID をファイル名にして所定のディレクトリにコピー／移動
<text:bookmark-end text:name="OrgXref.orgba9f9bf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8e32e30"/>
<text:bookmark text:name="org8e32e30"/>キーバインド
<text:bookmark-end text:name="OrgXref.org8e32e30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bdef53c"/>
<text:bookmark text:name="orgbdef53c"/>provide
<text:bookmark-end text:name="OrgXref.orgbdef53c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28b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a052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b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432fe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fe25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6-18T15:57:40</dc:date>
    <meta:creation-date>2018-06-18T15:57:40</meta:creation-date>
    <meta:generator>Emacs 26.1 (Org mode 9.1.6)</meta:generator>
    <meta:keyword/>
    <dc:subject/>
    <dc:title>ユーティリティ関数群</dc:title>
  </office:meta>
</office:document-meta>
</file>